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 fo:keep-with-next="always"/>
    </style:style>
    <style:style style:name="Table1.A" style:family="table-column">
      <style:table-column-properties style:column-width="0.9583in" style:rel-column-width="1380*"/>
    </style:style>
    <style:style style:name="Table1.B" style:family="table-column">
      <style:table-column-properties style:column-width="1.2292in" style:rel-column-width="1770*"/>
    </style:style>
    <style:style style:name="Table1.C" style:family="table-column">
      <style:table-column-properties style:column-width="1.275in" style:rel-column-width="1836*"/>
    </style:style>
    <style:style style:name="Table1.D" style:family="table-column">
      <style:table-column-properties style:column-width="1.1542in" style:rel-column-width="1662*"/>
    </style:style>
    <style:style style:name="Table1.F" style:family="table-column">
      <style:table-column-properties style:column-width="1.1563in" style:rel-column-width="16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fo:font-size="11.25pt"/>
    </style:style>
    <style:style style:name="T7" style:family="text">
      <style:text-properties style:text-underline-style="none"/>
    </style:style>
    <style:style style:name="T8" style:family="text">
      <style:text-properties style:text-blinking="false"/>
    </style:style>
    <style:style style:name="T9" style:family="text">
      <style:text-properties fo:background-color="transparent"/>
    </style:style>
    <style:style style:name="T10" style:family="text">
      <style:text-properties fo:font-style="normal"/>
    </style:style>
    <style:style style:name="T11" style:family="text">
      <style:text-properties style:font-name="Arial1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8000" style:font-name="arial" fo:letter-spacing="normal" fo:font-style="normal" fo:font-weight="normal"/>
    </style:style>
    <style:style style:name="T17" style:family="text">
      <style:text-properties fo:font-variant="normal" fo:text-transform="none" fo:color="#008000" style:font-name="arial" fo:font-size="14pt" fo:letter-spacing="normal" fo:font-style="normal" fo:font-weight="normal"/>
    </style:style>
    <style:style style:name="T18" style:family="text">
      <style:text-properties fo:font-variant="normal" fo:text-transform="none" fo:color="#551a8b" style:font-name="arial" fo:font-size="14pt" fo:letter-spacing="normal" fo:font-style="normal" fo:font-weight="bold"/>
    </style:style>
    <style:style style:name="T19" style:family="text">
      <style:text-properties fo:font-variant="normal" fo:text-transform="none" fo:color="#551a8b" style:font-name="arial" fo:font-size="14pt" fo:letter-spacing="normal" fo:font-style="normal" fo:font-weight="normal"/>
    </style:style>
    <style:style style:name="T20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table:number-rows-spanned="10" office:value-type="string">
            <text:p text:style-name="P8">Features needed for the email classifier (Automatic Categorization of emails into folders)</text:p>
          </table:table-cell>
          <table:table-cell table:style-name="Table1.B1" table:number-columns-spanned="5" office:value-type="string">
            <text:p text:style-name="P9">Featur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9">Email Header</text:p>
          </table:table-cell>
          <table:covered-table-cell/>
          <table:table-cell table:style-name="Table1.D2" table:number-columns-spanned="3" office:value-type="string">
            <text:p text:style-name="P9">Email Body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9">Email Sender</text:p>
          </table:table-cell>
          <table:table-cell table:style-name="Table1.B2" office:value-type="string">
            <text:p text:style-name="P9">Email Age</text:p>
          </table:table-cell>
          <table:table-cell table:style-name="Table1.B2" office:value-type="string">
            <text:p text:style-name="P9">Email Subject</text:p>
          </table:table-cell>
          <table:table-cell table:style-name="Table1.D2" table:number-columns-spanned="2" office:value-type="string">
            <text:p text:style-name="P9">Wordgram Frequency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9">Unigrams</text:p>
          </table:table-cell>
          <table:table-cell table:style-name="Table1.D2" office:value-type="string">
            <text:p text:style-name="P2">Bigrams</text:p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</table:table>
      <text:p text:style-name="P13">Table <text:sequence text:ref-name="refTable0" text:name="Table" text:formula="ooow:Table+1" style:num-format="1">1</text:sequence>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2 Detailed Classifier Features</text:h>
      <text:p text:style-name="P1"/>
      <table:table table:name="Table2" table:style-name="Table2">
        <table:table-column table:style-name="Table2.A" table:number-columns-repeated="5"/>
        <text:soft-page-break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8" office:value-type="string">
            <text:p text:style-name="Table_20_Contents">Email Send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6" office:value-type="string">
            <text:p text:style-name="Table_20_Contents">Email 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>Word Frequenc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3- Logical Schema for Classifiers Features: Data Model – ERD and ETS</text:h>
      <text:p text:style-name="P3"><text:bookmark text:name="internal-source-marker_0.7256551580503583"/></text:p>
      <text:p text:style-name="P1"/>
      <text:p text:style-name="P3"><text:bookmark text:name="internal-source-marker_0.72565515805035831"/><draw:frame draw:style-name="fr1" draw:name="Frame1" text:anchor-type="as-char" svg:width="6.9374in" draw:z-index="1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2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3"><text:bookmark text:name="internal-source-marker_0.72565515805035832"/><text:soft-page-break/><draw:frame draw:style-name="fr3" draw:name="graphics2" text:anchor-type="as-char" svg:width="6.9374in" svg:height="7.75in" draw:z-index="0"><draw:image xlink:href="https://lh6.googleusercontent.com/9BVm8fykSjLM_oS0PjWHJm7X73LjVwB6vXM8UTwU6gtq6nRPSt2P9q-X-FR_G8QuJNDfQ3dES3euM5ZBvmpNqFDwtEuKTpMCUeu7KY93HkI-k-uRUK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3">Project:</text:span> <text:span text:style-name="T4">Smart Email</text:span></text:p>
          </table:table-cell>
          <table:table-cell table:style-name="Table3.A1" office:value-type="string">
            <text:p text:style-name="P10"><text:span text:style-name="T3">Subject:</text:span> Classifier Features</text:p>
          </table:table-cell>
          <table:table-cell table:style-name="Table3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3">Entity:</text:span> <text:span text:style-name="T4">User</text:span></text:p>
          </table:table-cell>
          <table:table-cell table:style-name="Table3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4"><text:bookmark text:name="internal-source-marker_0.72565515805035833"/>40 Characters</text:p>
          </table:table-cell>
          <table:table-cell table:style-name="Table3.C2" office:value-type="string">
            <text:p text:style-name="P4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4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<text:span text:style-name="T3">Project:</text:span> <text:span text:style-name="T4">Smart Email</text:span></text:p>
          </table:table-cell>
          <table:table-cell table:style-name="Table4.A1" office:value-type="string">
            <text:p text:style-name="P10"><text:span text:style-name="T3">Subject:</text:span> Classifier Features</text:p>
          </table:table-cell>
          <table:table-cell table:style-name="Table4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3">Entity:</text:span> <text:span text:style-name="T4">Account</text:span></text:p>
          </table:table-cell>
          <table:table-cell table:style-name="Table4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<text:bookmark text:name="internal-source-marker_0.725655158050358331"/>40 Characters</text:p>
          </table:table-cell>
          <table:table-cell table:style-name="Table4.C2" office:value-type="string">
            <text:p text:style-name="P4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<text:bookmark text:name="internal-source-marker_0.725655158050358341"/>40 Characters</text:p>
          </table:table-cell>
          <table:table-cell table:style-name="Table4.C2" office:value-type="string">
            <text:p text:style-name="P4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4">40 Characters</text:p>
          </table:table-cell>
          <table:table-cell table:style-name="Table4.C2" office:value-type="string">
            <text:p text:style-name="P4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<text:span text:style-name="T3">Project:</text:span> <text:span text:style-name="T4">Smart Email</text:span></text:p>
          </table:table-cell>
          <table:table-cell table:style-name="Table5.A1" office:value-type="string">
            <text:p text:style-name="P10"><text:span text:style-name="T3">Subject:</text:span> Classifier Features</text:p>
          </table:table-cell>
          <table:table-cell table:style-name="Table5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3">Entity:</text:span> <text:bookmark text:name="internal-source-marker_0.72565515805035836"/><text:span text:style-name="T4">Email</text:span></text:p>
          </table:table-cell>
          <table:table-cell table:style-name="Table5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4"><text:bookmark text:name="internal-source-marker_0.7256551580503583311"/>40 Characters</text:p>
          </table:table-cell>
          <table:table-cell table:style-name="Table5.C2" office:value-type="string">
            <text:p text:style-name="P4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<text:span text:style-name="T3">Project:</text:span> <text:span text:style-name="T4">Smart Email</text:span></text:p>
          </table:table-cell>
          <table:table-cell table:style-name="Table6.A1" office:value-type="string">
            <text:p text:style-name="P10"><text:span text:style-name="T3">Subject:</text:span> Classifier Features</text:p>
          </table:table-cell>
          <table:table-cell table:style-name="Table6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3">Entity:</text:span> <text:span text:style-name="T4">Feature_tuple</text:span></text:p>
          </table:table-cell>
          <table:table-cell table:style-name="Table6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4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4">40 Characters</text:p>
          </table:table-cell>
          <table:table-cell table:style-name="Table6.C2" office:value-type="string">
            <text:p text:style-name="P4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4">4 Bytes</text:p>
          </table:table-cell>
          <table:table-cell table:style-name="Table6.C2" office:value-type="string">
            <text:p text:style-name="P4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0"><text:span text:style-name="T3">Project:</text:span> <text:span text:style-name="T4">Smart Email</text:span></text:p>
          </table:table-cell>
          <table:table-cell table:style-name="Table9.A1" office:value-type="string">
            <text:p text:style-name="P10"><text:span text:style-name="T3">Subject:</text:span> Classifier Features</text:p>
          </table:table-cell>
          <table:table-cell table:style-name="Table9.C1" table:number-columns-spanned="2" office:value-type="string">
            <text:p text:style-name="P10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3">Entity:</text:span> <text:span text:style-name="T4">NGRAM</text:span></text:p>
          </table:table-cell>
          <table:table-cell table:style-name="Table9.A2" office:value-type="string">
            <text:p text:style-name="P10"><text:span text:style-name="T3">Date:</text:span> <text:span text:style-name="T4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4">4 Bytes</text:p>
          </table:table-cell>
          <table:table-cell table:style-name="Table9.C2" office:value-type="string">
            <text:p text:style-name="P4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3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00:19:00</dc:date>
    <dc:creator>amr </dc:creator>
    <meta:editing-duration>PT01H59M44S</meta:editing-duration>
    <meta:editing-cycles>20</meta:editing-cycles>
    <meta:generator>OpenOffice.org/3.2$Linux OpenOffice.org_project/320m12$Build-9483</meta:generator>
    <meta:document-statistic meta:table-count="9" meta:image-count="2" meta:object-count="0" meta:page-count="13" meta:paragraph-count="174" meta:word-count="530" meta:character-count="3463"/>
  </office:meta>
</office:document-meta>
</file>